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<text:span text:style-name="T1">THT</text:span>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2512-R012-1%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">
            <text:p>0,000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">
            <text:p>0,01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144">
            <text:p>0,144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6">
            <text:p>17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2.97181">
            <text:p>42,97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5909973873874">
            <text:p>67,5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1" table:number-rows-repeated="574">
          <table:table-cell table:number-columns-repeated="1024"/>
        </table:table-row>
        <table:table-row table:style-name="ro12" table:number-rows-repeated="6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4.07.2019</text:date>, <text:time>15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7-0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4T15:33:35</dc:date>
    <meta:editing-cycles>2990</meta:editing-cycles>
    <meta:editing-duration>P15DT21H49M47S</meta:editing-duration>
    <meta:generator>OpenOffice/4.1.6$Unix OpenOffice.org_project/416m1$Build-9790</meta:generator>
    <meta:document-statistic meta:table-count="1" meta:cell-count="20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